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7621" officeooo:paragraph-rsid="00077621"/>
    </style:style>
    <style:style style:name="P2" style:family="paragraph" style:parent-style-name="Standard">
      <style:text-properties officeooo:paragraph-rsid="00077621"/>
    </style:style>
    <style:style style:name="P3" style:family="paragraph" style:parent-style-name="Standard">
      <style:text-properties fo:font-size="10.5pt" officeooo:rsid="00077621" officeooo:paragraph-rsid="00077621" style:font-size-asian="10.5pt" style:font-size-complex="10.5pt"/>
    </style:style>
    <style:style style:name="P4" style:family="paragraph" style:parent-style-name="Standard">
      <style:text-properties fo:font-size="10.5pt" fo:font-weight="bold" officeooo:rsid="00077621" officeooo:paragraph-rsid="00077621" style:font-size-asian="10.5pt" style:font-weight-asian="bold" style:font-size-complex="10.5pt" style:font-weight-complex="bold"/>
    </style:style>
    <style:style style:name="P5" style:family="paragraph" style:parent-style-name="Standard">
      <style:text-properties fo:font-size="10.5pt" fo:font-weight="normal" officeooo:rsid="00077621" officeooo:paragraph-rsid="00077621" style:font-size-asian="10.5pt" style:font-weight-asian="normal" style:font-size-complex="10.5pt" style:font-weight-complex="normal"/>
    </style:style>
    <style:style style:name="P6" style:family="paragraph" style:parent-style-name="Standard">
      <style:text-properties fo:font-size="10.5pt" fo:font-weight="normal" officeooo:rsid="000842a4" officeooo:paragraph-rsid="000842a4" style:font-size-asian="10.5pt" style:font-weight-asian="normal" style:font-size-complex="10.5pt" style:font-weight-complex="normal"/>
    </style:style>
    <style:style style:name="P7" style:family="paragraph" style:parent-style-name="Standard">
      <style:text-properties fo:font-size="10.5pt" fo:font-weight="normal" officeooo:rsid="00084835" officeooo:paragraph-rsid="00084835" style:font-size-asian="10.5pt" style:font-weight-asian="normal" style:font-size-complex="10.5pt" style:font-weight-complex="normal"/>
    </style:style>
    <style:style style:name="P8" style:family="paragraph" style:parent-style-name="Standard">
      <style:text-properties fo:font-size="10.5pt" fo:font-weight="normal" officeooo:rsid="0008fbb3" officeooo:paragraph-rsid="0008fbb3" style:font-size-asian="10.5pt" style:font-weight-asian="normal" style:font-size-complex="10.5pt" style:font-weight-complex="normal"/>
    </style:style>
    <style:style style:name="P9" style:family="paragraph" style:parent-style-name="Standard">
      <style:text-properties fo:font-size="10pt" fo:font-weight="bold" officeooo:rsid="000842a4" officeooo:paragraph-rsid="000842a4" style:font-size-asian="10pt" style:font-weight-asian="bold" style:font-size-complex="10pt" style:font-weight-complex="bold"/>
    </style:style>
    <style:style style:name="P10" style:family="paragraph" style:parent-style-name="Standard">
      <style:text-properties fo:font-size="10pt" fo:font-weight="bold" officeooo:rsid="00084835" officeooo:paragraph-rsid="00084835" style:font-size-asian="10pt" style:font-weight-asian="bold" style:font-size-complex="10pt" style:font-weight-complex="bold"/>
    </style:style>
    <style:style style:name="P11"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T1" style:family="text">
      <style:text-properties style:font-name="sans-serif"/>
    </style:style>
    <style:style style:name="T2" style:family="text">
      <style:text-properties style:font-name="sans-serif" officeooo:rsid="00077621"/>
    </style:style>
    <style:style style:name="T3" style:family="text">
      <style:text-properties style:font-name="sans-serif" fo:font-size="18.75pt"/>
    </style:style>
    <style:style style:name="T4" style:family="text">
      <style:text-properties style:font-name="sans-serif" fo:font-size="10.5pt" fo:font-weight="normal" officeooo:rsid="00077621" style:font-size-asian="10.5pt" style:font-weight-asian="normal" style:font-size-complex="10.5pt" style:font-weight-complex="normal"/>
    </style:style>
    <style:style style:name="T5" style:family="text">
      <style:text-properties style:font-name="sans-serif" officeooo:rsid="000842a4"/>
    </style:style>
    <style:style style:name="T6" style:family="text">
      <style:text-properties style:font-name="sans-serif" officeooo:rsid="000848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 text:name="page3R_mcid9"/><text:span text:style-name="T1">1.</text:span><text:bookmark text:name="page3R_mcid10"/><text:span text:style-name="T1">-</text:span><text:bookmark text:name="page3R_mcid11"/><text:bookmark text:name="page3R_mcid12"/> <text:span text:style-name="T1">Cree tres directorios con una única orden:</text:span><text:bookmark text:name="page3R_mcid13"/> <text:span text:style-name="T1">curso_1920</text:span><text:bookmark text:name="page3R_mcid14"/><text:bookmark text:name="page3R_mcid15"/> <text:span text:style-name="T1">y dentro de éste,</text:span><text:bookmark text:name="page3R_mcid16"/> <text:span text:style-name="T1">cuatrimestre_</text:span><text:span text:style-name="T2">1</text:span><text:span text:style-name="T1"> y</text:span><text:bookmark text:name="page3R_mcid19"/> <text:span text:style-name="T1">cuatrimestre_2</text:span><text:bookmark text:name="page3R_mcid20"/><text:span text:style-name="T1">.</text:span></text:p>
      <text:p text:style-name="P1">Mkdir -p curso_1920/cuatrimestre₁ curso_1920/cuatrimestre₂</text:p>
      <text:p text:style-name="P1"/>
      <text:p text:style-name="P4"><text:bookmark text:name="page3R_mcid28"/><text:span text:style-name="T1">2.</text:span><text:bookmark text:name="page3R_mcid29"/><text:span text:style-name="T1">-</text:span><text:bookmark text:name="page3R_mcid30"/><text:bookmark text:name="page3R_mcid31"/> <text:span text:style-name="T1">Cree</text:span><text:bookmark text:name="page3R_mcid32"/><text:bookmark text:name="page3R_mcid33"/> <text:span text:style-name="T1">un archivo cuyo nombre sea</text:span><text:bookmark text:name="page3R_mcid34"/> <text:span text:style-name="T1">repasoMod</text:span><text:bookmark text:name="page3R_mcid35"/><text:span text:style-name="T1">1</text:span><text:bookmark text:name="page3R_mcid36"/><text:bookmark text:name="page3R_mcid37"/> <text:span text:style-name="T1">en el direct</text:span><text:bookmark text:name="page3R_mcid38"/><text:span text:style-name="T1">orio</text:span><text:bookmark text:name="page3R_mcid39"/> <text:span text:style-name="T1">curso_1920</text:span><text:bookmark text:name="page3R_mcid40"/><text:span text:style-name="T1">.</text:span> <text:span text:style-name="T1">A</text:span><text:bookmark text:name="page3R_mcid41"/><text:line-break/><text:span text:style-name="T1">continuación,</text:span><text:bookmark text:name="page3R_mcid42"/> <text:span text:style-name="T1">edítelo</text:span><text:bookmark text:name="page3R_mcid43"/><text:bookmark text:name="page3R_mcid44"/> <text:span text:style-name="T1">y escriba lo siguiente:</text:span><text:bookmark text:name="page3R_mcid46"/><text:bookmark text:name="page3R_mcid45"/><text:line-break/><text:span text:style-name="T1">DNI:</text:span><text:bookmark text:name="page3R_mcid47"/> <text:span text:style-name="T1">número del DNI</text:span><text:bookmark text:name="page3R_mcid48"/><text:bookmark text:name="page3R_mcid49"/><text:line-break/><text:span text:style-name="T1">Nombre y apellidos:</text:span><text:bookmark text:name="page3R_mcid50"/> <text:span text:style-name="T1">nombre y apellidos</text:span><text:bookmark text:name="page3R_mcid51"/><text:bookmark text:name="page3R_mcid52"/><text:bookmark text:name="page3R_mcid53"/><text:line-break/><text:tab/><text:span text:style-name="T1">Fecha:</text:span><text:bookmark text:name="page3R_mcid54"/> <text:span text:style-name="T1">fecha actual (dd/mm/aaaa)</text:span></text:p>
      <text:p text:style-name="P3"><text:span text:style-name="T1">touch curso_1920/repasoMod1</text:span></text:p>
      <text:p text:style-name="P3"><text:span text:style-name="T1">printf “DNI: 77432800B\nNombre y apellidos: Antonio Rodríguez Romero\n\tFecha: 28/05/2022\n” &gt; curso_1920/repasoMod1</text:span></text:p>
      <text:p text:style-name="P3"><text:span text:style-name="T1"/></text:p>
      <text:p text:style-name="P4"><text:bookmark text:name="page3R_mcid61"/><text:span text:style-name="T1">3.</text:span><text:bookmark text:name="page3R_mcid62"/><text:span text:style-name="T1">-</text:span><text:bookmark text:name="page3R_mcid63"/><text:bookmark text:name="page3R_mcid64"/><text:span text:style-name="T1"> C</text:span><text:bookmark text:name="page3R_mcid65"/><text:span text:style-name="T1">opie el archivo</text:span><text:bookmark text:name="page3R_mcid66"/><text:span text:style-name="T1"> repasoMod</text:span><text:bookmark text:name="page3R_mcid67"/><text:span text:style-name="T1">1</text:span><text:bookmark text:name="page3R_mcid68"/><text:bookmark text:name="page3R_mcid69"/><text:span text:style-name="T1"> del directorio curso_1920 en el directorio</text:span><text:bookmark text:name="page3R_mcid70"/><text:span text:style-name="T1"> cuatrimestre_1</text:span><text:bookmark text:name="page3R_mcid71"/></text:p>
      <text:p text:style-name="P5"><text:span text:style-name="T1">cp curso_1920/repasoMod1 curso_1920/cuatrimestre_1/repasoMod1</text:span></text:p>
      <text:p text:style-name="P5"><text:span text:style-name="T1"/></text:p>
      <text:p text:style-name="P4"><text:span text:style-name="T1">4.</text:span><text:bookmark text:name="page3R_mcid81"/><text:span text:style-name="T1">-</text:span><text:bookmark text:name="page3R_mcid82"/><text:bookmark text:name="page3R_mcid83"/><text:span text:style-name="T1"> Redireccione el resultado de ejecutar la orden que obtiene la fecha actual al fichero que ha creado en el punto 2 (en el directorio curso_1920) sin destruir su conteni</text:span><text:bookmark text:name="page3R_mcid85"/><text:span text:style-name="T1">do</text:span><text:bookmark text:name="page3R_mcid86"/><text:span text:style-name="T1">.</text:span></text:p>
      <text:p text:style-name="P2"><text:span text:style-name="T4">date &gt;&gt; curso_1920/repasoMod1</text:span></text:p>
      <text:p text:style-name="P5"><text:span text:style-name="T1"/></text:p>
      <text:p text:style-name="P4"><text:bookmark text:name="page3R_mcid95"/><text:span text:style-name="T1">5.</text:span><text:bookmark text:name="page3R_mcid96"/><text:span text:style-name="T1">-</text:span><text:bookmark text:name="page3R_mcid97"/><text:bookmark text:name="page3R_mcid98"/><text:span text:style-name="T1"> Indique qué es necesario hacer para crear una variable RUTA que contenga la ruta absoluta del directorio en el que nos encontramos. Compruebe con el comando correspondiente las variables locales de su sistema.</text:span></text:p>
      <text:p text:style-name="P5"><text:span text:style-name="T1">RUTA=`pwd`</text:span></text:p>
      <text:p text:style-name="P5"><text:span text:style-name="T1">help variables</text:span></text:p>
      <text:p text:style-name="P5"><text:span text:style-name="T1"/></text:p>
      <text:p text:style-name="P4"><text:bookmark text:name="page3R_mcid108"/><text:span text:style-name="T1">6.</text:span><text:bookmark text:name="page3R_mcid109"/><text:span text:style-name="T1">-</text:span><text:bookmark text:name="page3R_mcid110"/><text:bookmark text:name="page3R_mcid111"/><text:span text:style-name="T1"> Obtenga las 20 últimas líneas del manual de la orden find y guárdelas en un fichero llamado</text:span><text:bookmark text:name="page3R_mcid113"/><text:span text:style-name="T1"> ayudafind</text:span><text:bookmark text:name="page3R_mcid114"/><text:span text:style-name="T1">, dentro del directorio</text:span><text:bookmark text:name="page3R_mcid115"/><text:span text:style-name="T1"> cuatrimestre_2</text:span><text:bookmark text:name="page3R_mcid116"/><text:span text:style-name="T1">.</text:span></text:p>
      <text:p text:style-name="P5"><text:span text:style-name="T1">Man find | tail -20 &gt; curso_1920/cuatrimestre_2/ayudafind</text:span></text:p>
      <text:p text:style-name="P5"><text:span text:style-name="T1"/></text:p>
      <text:p text:style-name="P4"><text:bookmark text:name="page18R_mcid0"/><text:span text:style-name="T1">7.</text:span><text:bookmark text:name="page18R_mcid1"/><text:span text:style-name="T1">-</text:span><text:bookmark text:name="page18R_mcid2"/><text:bookmark text:name="page18R_mcid3"/><text:span text:style-name="T1"> En la carpeta personal, c</text:span><text:bookmark text:name="page18R_mcid4"/><text:span text:style-name="T1">onstruya un guión llamado</text:span><text:bookmark text:name="page18R_mcid5"/><text:span text:style-name="T1"> re</text:span><text:bookmark text:name="page18R_mcid6"/><text:span text:style-name="T1">paso</text:span><text:bookmark text:name="page18R_mcid7"/><text:span text:style-name="T1">-</text:span><text:bookmark text:name="page18R_mcid8"/><text:span text:style-name="T1">guion</text:span><text:bookmark text:name="page18R_mcid9"/><text:bookmark text:name="page18R_mcid10"/><text:span text:style-name="T1"> que admita tres argumentos,</text:span><text:bookmark text:name="page18R_mcid11"/><text:span text:style-name="T1"><text:line-break/>el primero será un directorio, el segundo una letra, y el tercero una palabra:</text:span></text:p>
      <text:p text:style-name="P6"><text:span text:style-name="T1">touch repaso-guion</text:span></text:p>
      <text:p text:style-name="P6"><text:span text:style-name="T1">chmod 777 repaso-guion</text:span></text:p>
      <text:p text:style-name="P5"><text:span text:style-name="T1"/></text:p>
      <text:p text:style-name="P5"><text:span text:style-name="T1">// </text:span><text:span text:style-name="T5">Contenido del guion</text:span></text:p>
      <text:p text:style-name="P5"><text:span text:style-name="T5"/></text:p>
      <text:p text:style-name="P6"><text:span text:style-name="T1">#!/bin/bash</text:span></text:p>
      <text:p text:style-name="P6"><text:span text:style-name="T1"/></text:p>
      <text:p text:style-name="P9"><text:bookmark text:name="page18R_mcid25"/><text:span text:style-name="T1">-</text:span><text:bookmark text:name="page18R_mcid26"/><text:bookmark text:name="page18R_mcid27"/><text:span text:style-name="T1"> Comprobar que se le están pasando tres argumentos, y si no fuera así, indicar cómo se debe ejecutar</text:span><text:bookmark text:name="page18R_mcid28"/><text:span text:style-name="T1"><text:line-break/>para que funcione correctamente. Esto es, dar una pequeña ayuda y terminar.</text:span></text:p>
      <text:p text:style-name="P6"><text:span text:style-name="T1">If [ $# != 3 ]; then printf “Error: se deben introducir 3 argumentos\n” ; exit 1; fi</text:span></text:p>
      <text:p text:style-name="P6"><text:span text:style-name="T1"/></text:p>
      <text:p text:style-name="P9"><text:bookmark text:name="page18R_mcid31"/><text:span text:style-name="T1">-</text:span><text:bookmark text:name="page18R_mcid32"/><text:bookmark text:name="page18R_mcid33"/><text:span text:style-name="T1"> Crear, en caso de n</text:span><text:bookmark text:name="page18R_mcid34"/><text:span text:style-name="T1">o existir, el directorio dado como primer argumento.</text:span></text:p>
      <text:p text:style-name="P6"><text:span text:style-name="T1">If ! test -d $1; then mkdir -p $1; </text:span><text:span text:style-name="T6">fi</text:span></text:p>
      <text:p text:style-name="P6"><text:span text:style-name="T1"/></text:p>
      <text:p text:style-name="P9"><text:bookmark text:name="page18R_mcid38"/><text:span text:style-name="T1">-</text:span><text:bookmark text:name="page18R_mcid39"/><text:bookmark text:name="page18R_mcid40"/><text:span text:style-name="T1"> Comprobar que el segundo argumento sea una</text:span><text:bookmark text:name="page18R_mcid41"/><text:span text:style-name="T1"> f</text:span><text:bookmark text:name="page18R_mcid42"/><text:bookmark text:name="page18R_mcid43"/><text:span text:style-name="T1"> o una</text:span><text:bookmark text:name="page18R_mcid44"/><text:span text:style-name="T1"> d</text:span><text:bookmark text:name="page18R_mcid45"/><text:span text:style-name="T1">. Si no fuera así, indicarlo con un mensaje de error y salir.</text:span></text:p>
      <text:p text:style-name="P7"><text:span text:style-name="T1">If [ $2 != “f” &amp;&amp; $2 != “d” ]; then printf “Error: el segundo argumento debe ser una f o una d\n” ; exit 1; fi</text:span></text:p>
      <text:p text:style-name="P7"><text:span text:style-name="T1"/></text:p>
      <text:p text:style-name="P10"><text:bookmark text:name="page18R_mcid50"/><text:span text:style-name="T1">-</text:span><text:bookmark text:name="page18R_mcid52"/><text:bookmark text:name="page18R_mcid51"/><text:span text:style-name="T1"> Encontrar la palabra dada en el</text:span><text:bookmark text:name="page18R_mcid53"/><text:span text:style-name="T1"> tercer</text:span><text:bookmark text:name="page18R_mcid54"/><text:bookmark text:name="page18R_mcid55"/><text:span text:style-name="T1"> argumento de forma recursiva en los archi</text:span><text:bookmark text:name="page18R_mcid56"/><text:span text:style-name="T1">vos existentes a partir del directorio indicado por el usuario (</text:span><text:bookmark text:name="page18R_mcid58"/><text:span text:style-name="T1">primer</text:span><text:bookmark text:name="page18R_mcid59"/><text:span text:style-name="T1"> argumento), incluyendo el número de línea en donde se localiza el término. </text:span><text:soft-page-break/><text:span text:style-name="T1">Almacenar el resultado de la consulta en un fichero llamado</text:span><text:bookmark text:name="page18R_mcid61"/><text:span text:style-name="T1"> resultado</text:span><text:bookmark text:name="page18R_mcid62"/><text:bookmark text:name="page18R_mcid63"/><text:span text:style-name="T1"><text:line-break/>dentro del directorio desde el que se ej</text:span><text:bookmark text:name="page18R_mcid64"/><text:span text:style-name="T1">ecute el guión.</text:span></text:p>
      <text:p text:style-name="P7"><text:span text:style-name="T1">Egrep -n -w $3 $1/* &gt; resultado</text:span></text:p>
      <text:p text:style-name="P7"><text:span text:style-name="T1"/></text:p>
      <text:p text:style-name="P10"><text:bookmark text:name="page18R_mcid67"/><text:span text:style-name="T1">-</text:span><text:bookmark text:name="page18R_mcid68"/><text:bookmark text:name="page18R_mcid69"/><text:span text:style-name="T1"> Buscar en el directorio indicado por el usuario (</text:span><text:bookmark text:name="page18R_mcid70"/><text:span text:style-name="T1">primer</text:span><text:bookmark text:name="page18R_mcid71"/><text:bookmark text:name="page18R_mcid72"/><text:span text:style-name="T1"> argumento) todos los ficheros o directorios según la letra pasada como</text:span><text:bookmark text:name="page18R_mcid74"/><text:span text:style-name="T1"> segundo</text:span><text:bookmark text:name="page18R_mcid75"/><text:bookmark text:name="page18R_mcid76"/><text:span text:style-name="T1"> argumento (f=fichero, d=directorio) Almacenar el resultado de la consulta al final del fichero</text:span><text:bookmark text:name="page18R_mcid78"/><text:span text:style-name="T1"> resulta</text:span><text:bookmark text:name="page18R_mcid79"/><text:span text:style-name="T1">do</text:span><text:bookmark text:name="page18R_mcid80"/><text:bookmark text:name="page18R_mcid81"/><text:span text:style-name="T1"> del apartado anterior.</text:span></text:p>
      <text:p text:style-name="P8"><text:span text:style-name="T1">Find $1 -type $2 &gt;&gt; resultado</text:span></text:p>
      <text:p text:style-name="P6"><text:span text:style-name="T1"/></text:p>
      <text:p text:style-name="P6"><text:span text:style-name="T1"/></text:p>
      <text:p text:style-name="P6"><text:span text:style-name="T1"/></text:p>
      <text:p text:style-name="P6"><text:span text:style-name="T1"/></text:p>
      <text:p text:style-name="P5"><text:span text:style-name="T1"/></text:p>
      <text:p text:style-name="P3"><text:span text:style-name="T1"/></text:p>
      <text:p text:style-name="P3"><text:span text:style-name="T1"/></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8T19:33:24.563470980</meta:creation-date>
    <dc:date>2022-05-28T20:16:42.321170270</dc:date>
    <meta:editing-duration>PT2M47S</meta:editing-duration>
    <meta:editing-cycles>1</meta:editing-cycles>
    <meta:document-statistic meta:table-count="0" meta:image-count="0" meta:object-count="0" meta:page-count="2" meta:paragraph-count="29" meta:word-count="454" meta:character-count="2836" meta:non-whitespace-character-count="2412"/>
    <meta:generator>LibreOffice/6.4.7.2$Linux_X86_64 LibreOffice_project/40$Build-2</meta:generator>
  </office:meta>
</office:document-meta>
</file>